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4cm" svg:height="4cm" svg:x="3.3cm" svg:y="3.7cm">
          <text:p text:style-name="P1"><text:span text:style-name="T1">Já tem</text:span></text:p>
          <text:p text:style-name="P1"><text:span text:style-name="T1">uma cópia do</text:span></text:p>
          <text:p text:style-name="P1"><text:span text:style-name="T1">repositór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3cm" svg:height="1.5cm" svg:x="3.8cm" svg:y="9cm">
          <text:p text:style-name="P1"><text:span text:style-name="T1">git cl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.5cm" svg:x="3.8cm" svg:y="11.8cm">
          <text:p text:style-name="P1"><text:span text:style-name="T1">Entre na sua</text:span></text:p>
          <text:p text:style-name="P1"><text:span text:style-name="T1">cópia loc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4cm" svg:x="3.3cm" svg:y="14.6cm">
          <text:p text:style-name="P1"><text:span text:style-name="T1">Já tenho</text:span></text:p>
          <text:p text:style-name="P1"><text:span text:style-name="T1">Um bran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7" draw:layer="layout" svg:width="3cm" svg:height="1.5cm" svg:x="6.2cm" svg:y="19.2cm">
          <text:p text:style-name="P1"><text:span text:style-name="T1">git checkout</text:span></text:p>
          <text:p text:style-name="P1"><text:span text:style-name="T1">origin/devel</text:span></text:p>
          <text:p text:style-name="P1"><text:span text:style-name="T1">-b my_bra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cm" svg:height="1.5cm" svg:x="1.3cm" svg:y="19.1cm">
          <text:p text:style-name="P1"><text:span text:style-name="T1">git rebase</text:span></text:p>
          <text:p text:style-name="P1"><text:span text:style-name="T1">origin/d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.5cm" svg:x="6.2cm" svg:y="23.25cm">
          <text:p text:style-name="P1"><text:span text:style-name="T1">Trabalh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3cm" svg:height="1.5cm" svg:x="11.5cm" svg:y="1.8cm">
          <text:p text:style-name="P1"><text:span text:style-name="T1">git add</text:span></text:p>
          <text:p text:style-name="P1"><text:span text:style-name="T1">gi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cm" svg:height="2cm" svg:x="3.8cm" svg:y="0.6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cm" svg:y1="2.6cm" svg:x2="5.3cm" svg:y2="3.7cm" draw:start-shape="id1" draw:start-glue-point="8" draw:end-shape="id2" draw:end-glue-point="4" svg:d="m5300 2600v1100">
          <text:p/>
        </draw:connector>
        <draw:connector draw:style-name="gr4" draw:text-style-name="P1" draw:layer="layout" draw:type="line" svg:x1="5.3cm" svg:y1="7.7cm" svg:x2="5.3cm" svg:y2="9cm" draw:start-shape="id2" draw:start-glue-point="6" draw:end-shape="id3" svg:d="m5300 7700v1300">
          <text:p/>
        </draw:connector>
        <draw:connector draw:style-name="gr3" draw:text-style-name="P1" draw:layer="layout" draw:type="line" svg:x1="5.3cm" svg:y1="10.5cm" svg:x2="5.3cm" svg:y2="11.8cm" draw:start-shape="id3" draw:start-glue-point="2" draw:end-shape="id4" draw:end-glue-point="0" svg:d="m5300 10500v1300">
          <text:p/>
        </draw:connector>
        <draw:connector draw:style-name="gr3" draw:text-style-name="P1" draw:layer="layout" svg:x1="3.3cm" svg:y1="5.7cm" svg:x2="3.8cm" svg:y2="12.55cm" draw:start-shape="id2" draw:start-glue-point="5" draw:end-shape="id4" draw:end-glue-point="3" svg:d="m3300 5700h-501v6850h1001">
          <text:p/>
        </draw:connector>
        <draw:custom-shape draw:style-name="gr1" draw:text-style-name="P2" draw:id="id12" draw:layer="layout" svg:width="4cm" svg:height="4cm" svg:x="11cm" svg:y="4.5cm">
          <text:p text:style-name="P1"><text:span text:style-name="T1">Terminei</text:span></text:p>
          <text:p text:style-name="P1"><text:span text:style-name="T1">a taref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5.3cm" svg:y1="13.3cm" svg:x2="5.3cm" svg:y2="14.6cm" draw:start-shape="id4" draw:start-glue-point="2" draw:end-shape="id5" draw:end-glue-point="4" svg:d="m5300 13300v1300">
          <text:p/>
        </draw:connector>
        <draw:connector draw:style-name="gr3" draw:text-style-name="P1" draw:layer="layout" svg:x1="3.3cm" svg:y1="16.6cm" svg:x2="2.8cm" svg:y2="19.1cm" draw:start-shape="id5" draw:start-glue-point="5" draw:end-shape="id6" draw:end-glue-point="0" svg:d="m3300 16600h-500v2500">
          <text:p/>
        </draw:connector>
        <draw:connector draw:style-name="gr3" draw:text-style-name="P1" draw:layer="layout" svg:x1="7.3cm" svg:y1="16.6cm" svg:x2="7.7cm" svg:y2="19.2cm" draw:start-shape="id5" draw:start-glue-point="7" draw:end-shape="id7" draw:end-glue-point="0" svg:d="m7300 16600h400v2600">
          <text:p/>
        </draw:connector>
        <draw:custom-shape draw:style-name="gr1" draw:text-style-name="P2" draw:id="id13" draw:layer="layout" svg:width="3cm" svg:height="1.5cm" svg:x="11.5cm" svg:y="9.7cm">
          <text:p text:style-name="P1"><text:span text:style-name="T1">git checkout</text:span></text:p>
          <text:p text:style-name="P1"><text:span text:style-name="T1">d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3cm" svg:height="1.5cm" svg:x="16.1cm" svg:y="9.7cm">
          <text:p text:style-name="P1"><text:span text:style-name="T1">git pull origin</text:span></text:p>
          <text:p text:style-name="P1"><text:span text:style-name="T1">d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cm" svg:height="1.5cm" svg:x="11.4cm" svg:y="13.9cm">
          <text:p text:style-name="P1"><text:span text:style-name="T1">git merge</text:span></text:p>
          <text:p text:style-name="P1"><text:span text:style-name="T1">my_bra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4cm" svg:height="4cm" svg:x="0.8cm" svg:y="22cm">
          <text:p text:style-name="P1"><text:span text:style-name="T1">Confli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8cm" svg:y1="20.6cm" svg:x2="2.8cm" svg:y2="22cm" draw:start-shape="id6" draw:start-glue-point="2" draw:end-shape="id8" draw:end-glue-point="4" svg:d="m2800 20600v1400">
          <text:p/>
        </draw:connector>
        <draw:custom-shape draw:style-name="gr1" draw:text-style-name="P2" draw:id="id9" draw:layer="layout" svg:width="3cm" svg:height="1.5cm" svg:x="1.3cm" svg:y="27.2cm">
          <text:p text:style-name="P1"><text:span text:style-name="T1">Resolv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8cm" svg:y1="26cm" svg:x2="2.8cm" svg:y2="27.2cm" draw:start-shape="id8" draw:start-glue-point="6" draw:end-shape="id9" draw:end-glue-point="0" svg:d="m2800 26000v1200">
          <text:p/>
        </draw:connector>
        <draw:connector draw:style-name="gr3" draw:text-style-name="P1" draw:layer="layout" draw:type="line" svg:x1="4.8cm" svg:y1="24cm" svg:x2="6.2cm" svg:y2="24cm" draw:start-shape="id8" draw:start-glue-point="7" draw:end-shape="id10" draw:end-glue-point="3" svg:d="m4800 24000h1400">
          <text:p/>
        </draw:connector>
        <draw:connector draw:style-name="gr3" draw:text-style-name="P1" draw:layer="layout" svg:x1="4.3cm" svg:y1="27.95cm" svg:x2="7.7cm" svg:y2="24.75cm" draw:start-shape="id9" draw:start-glue-point="1" draw:end-shape="id10" draw:end-glue-point="2" svg:d="m4300 27950h3400v-3200">
          <text:p/>
        </draw:connector>
        <draw:connector draw:style-name="gr3" draw:text-style-name="P1" draw:layer="layout" draw:type="line" svg:x1="7.7cm" svg:y1="20.7cm" svg:x2="7.7cm" svg:y2="23.25cm" draw:start-shape="id7" draw:start-glue-point="2" draw:end-shape="id10" draw:end-glue-point="0" svg:d="m7700 20700v2550">
          <text:p/>
        </draw:connector>
        <draw:connector draw:style-name="gr3" draw:text-style-name="P1" draw:layer="layout" draw:line-skew="-0.1cm" svg:x1="9.2cm" svg:y1="24cm" svg:x2="11.5cm" svg:y2="2.55cm" draw:start-shape="id10" draw:start-glue-point="1" draw:end-shape="id11" draw:end-glue-point="3" svg:d="m9200 24000h1050v-21450h1250">
          <text:p/>
        </draw:connector>
        <draw:connector draw:style-name="gr3" draw:text-style-name="P1" draw:layer="layout" draw:type="line" svg:x1="13cm" svg:y1="3.3cm" svg:x2="13cm" svg:y2="4.5cm" draw:start-shape="id11" draw:start-glue-point="2" draw:end-shape="id12" draw:end-glue-point="4" svg:d="m13000 3300v1200">
          <text:p/>
        </draw:connector>
        <draw:connector draw:style-name="gr3" draw:text-style-name="P1" draw:layer="layout" draw:type="line" svg:x1="13cm" svg:y1="8.5cm" svg:x2="13cm" svg:y2="9.7cm" draw:start-shape="id12" draw:start-glue-point="6" draw:end-shape="id13" svg:d="m13000 8500v1200">
          <text:p/>
        </draw:connector>
        <draw:custom-shape draw:style-name="gr1" draw:text-style-name="P2" draw:id="id20" draw:layer="layout" svg:width="4cm" svg:height="4cm" svg:x="15.6cm" svg:y="12.6cm">
          <text:p text:style-name="P1"><text:span text:style-name="T1">Confli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1" draw:layer="layout" svg:width="3cm" svg:height="1.5cm" svg:x="16.1cm" svg:y="18.1cm">
          <text:p text:style-name="P1"><text:span text:style-name="T1">Resol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3cm" svg:height="1.5cm" svg:x="16.1cm" svg:y="21.2cm">
          <text:p text:style-name="P1"><text:span text:style-name="T1">git add</text:span></text:p>
          <text:p text:style-name="P1"><text:span text:style-name="T1">git com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cm" svg:height="1.5cm" svg:x="16.1cm" svg:y="24.2cm">
          <text:p text:style-name="P1"><text:span text:style-name="T1">git push</text:span></text:p>
          <text:p text:style-name="P1"><text:span text:style-name="T1">origin dev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6cm" svg:y1="22.7cm" svg:x2="17.6cm" svg:y2="24.2cm" draw:start-shape="id14" draw:end-shape="id15" draw:end-glue-point="0" svg:d="m17600 22700v1500">
          <text:p/>
        </draw:connector>
        <draw:custom-shape draw:style-name="gr1" draw:text-style-name="P2" draw:id="id16" draw:layer="layout" svg:width="3cm" svg:height="1.5cm" svg:x="16.3cm" svg:y="5.8cm">
          <text:p text:style-name="P1"><text:span text:style-name="T1">git push origin</text:span></text:p>
          <text:p text:style-name="P1"><text:span text:style-name="T1">my_branc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cm" svg:y1="6.5cm" svg:x2="16.3cm" svg:y2="6.55cm" draw:start-shape="id12" draw:start-glue-point="7" draw:end-shape="id16" svg:d="m15000 6500 1300 50">
          <text:p/>
        </draw:connector>
        <draw:custom-shape draw:style-name="gr1" draw:text-style-name="P2" draw:id="id18" draw:layer="layout" svg:width="4cm" svg:height="4cm" svg:x="10.9cm" svg:y="16.8cm">
          <text:p text:style-name="P1"><text:span text:style-name="T1">Confli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2.9cm" svg:y1="15.4cm" svg:x2="12.9cm" svg:y2="16.8cm" draw:start-shape="id17" draw:start-glue-point="2" draw:end-shape="id18" draw:end-glue-point="4" svg:d="m12900 15400v1400">
          <text:p/>
        </draw:connector>
        <draw:custom-shape draw:style-name="gr5" draw:text-style-name="P2" draw:id="id22" draw:layer="layout" svg:width="3.5cm" svg:height="2cm" svg:x="15.8cm" svg:y="27.2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cm" svg:y1="10.45cm" svg:x2="16.1cm" svg:y2="10.45cm" draw:start-shape="id13" draw:start-glue-point="1" draw:end-shape="id19" draw:end-glue-point="3" svg:d="m14500 10450h1600">
          <text:p/>
        </draw:connector>
        <draw:connector draw:style-name="gr3" draw:text-style-name="P1" draw:layer="layout" draw:type="line" svg:x1="17.6cm" svg:y1="11.2cm" svg:x2="17.6cm" svg:y2="12.6cm" draw:start-shape="id19" draw:start-glue-point="2" draw:end-shape="id20" draw:end-glue-point="4" svg:d="m17600 11200v1400">
          <text:p/>
        </draw:connector>
        <draw:connector draw:style-name="gr3" draw:text-style-name="P1" draw:layer="layout" draw:type="line" svg:x1="17.6cm" svg:y1="16.6cm" svg:x2="17.6cm" svg:y2="18.1cm" draw:start-shape="id20" draw:end-shape="id21" svg:d="m17600 16600v1500">
          <text:p/>
        </draw:connector>
        <draw:connector draw:style-name="gr3" draw:text-style-name="P1" draw:layer="layout" draw:type="line" svg:x1="17.6cm" svg:y1="19.6cm" svg:x2="17.6cm" svg:y2="21.2cm" draw:start-shape="id21" draw:end-shape="id14" svg:d="m17600 19600v1600">
          <text:p/>
        </draw:connector>
        <draw:connector draw:style-name="gr3" draw:text-style-name="P1" draw:layer="layout" draw:type="line" svg:x1="15.6cm" svg:y1="14.6cm" svg:x2="14.4cm" svg:y2="14.65cm" draw:start-shape="id20" draw:start-glue-point="5" draw:end-shape="id17" svg:d="m15600 14600-1200 50">
          <text:p/>
        </draw:connector>
        <draw:connector draw:style-name="gr3" draw:text-style-name="P1" draw:layer="layout" draw:type="line" svg:x1="14.9cm" svg:y1="18.8cm" svg:x2="16.1cm" svg:y2="18.85cm" draw:start-shape="id18" draw:start-glue-point="7" draw:end-shape="id21" draw:end-glue-point="3" svg:d="m14900 18800 1200 50">
          <text:p/>
        </draw:connector>
        <draw:connector draw:style-name="gr3" draw:text-style-name="P1" draw:layer="layout" draw:type="line" svg:x1="17.6cm" svg:y1="25.7cm" svg:x2="17.55cm" svg:y2="27.2cm" draw:start-shape="id15" draw:start-glue-point="2" draw:end-shape="id22" draw:end-glue-point="4" svg:d="m17600 25700-50 1500">
          <text:p/>
        </draw:connector>
        <draw:connector draw:style-name="gr3" draw:text-style-name="P1" draw:layer="layout" draw:line-skew="0.298cm" svg:x1="19.3cm" svg:y1="6.55cm" svg:x2="19.3cm" svg:y2="28.2cm" draw:start-shape="id16" draw:start-glue-point="1" draw:end-shape="id22" draw:end-glue-point="10" svg:d="m19300 6550h800v21650h-800">
          <text:p/>
        </draw:connector>
        <draw:frame draw:style-name="gr6" draw:text-style-name="P3" draw:layer="layout" svg:width="0.807cm" svg:height="0.725cm" svg:x="7.193cm" svg:y="15.775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2.714cm" svg:y="15.775cm">
          <draw:text-box>
            <text:p><text:span text:style-name="T1">S</text:span></text:p>
          </draw:text-box>
        </draw:frame>
        <draw:frame draw:style-name="gr6" draw:text-style-name="P3" draw:layer="layout" svg:width="0.807cm" svg:height="0.725cm" svg:x="4.542cm" svg:y="7.382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2.714cm" svg:y="4.775cm">
          <draw:text-box>
            <text:p><text:span text:style-name="T1">S</text:span></text:p>
          </draw:text-box>
        </draw:frame>
        <draw:frame draw:style-name="gr6" draw:text-style-name="P3" draw:layer="layout" svg:width="0.786cm" svg:height="0.725cm" svg:x="3cm" svg:y="25.5cm">
          <draw:text-box>
            <text:p><text:span text:style-name="T1">S</text:span></text:p>
          </draw:text-box>
        </draw:frame>
        <draw:frame draw:style-name="gr6" draw:text-style-name="P3" draw:layer="layout" svg:width="0.807cm" svg:height="0.725cm" svg:x="4.714cm" svg:y="23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14.5cm" svg:y="17.775cm">
          <draw:text-box>
            <text:p><text:span text:style-name="T1">S</text:span></text:p>
          </draw:text-box>
        </draw:frame>
        <draw:connector draw:style-name="gr3" draw:text-style-name="P1" draw:layer="layout" svg:x1="12.9cm" svg:y1="20.8cm" svg:x2="16.1cm" svg:y2="24.95cm" draw:start-shape="id18" draw:start-glue-point="6" draw:end-shape="id15" draw:end-glue-point="3" svg:d="m12900 20800v4150h3200">
          <text:p/>
        </draw:connector>
        <draw:frame draw:style-name="gr6" draw:text-style-name="P3" draw:layer="layout" svg:width="0.807cm" svg:height="0.725cm" svg:x="13cm" svg:y="20.775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17.714cm" svg:y="16.5cm">
          <draw:text-box>
            <text:p><text:span text:style-name="T1">S</text:span></text:p>
          </draw:text-box>
        </draw:frame>
        <draw:frame draw:style-name="gr6" draw:text-style-name="P3" draw:layer="layout" svg:width="0.807cm" svg:height="0.725cm" svg:x="14.985cm" svg:y="13.604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13.193cm" svg:y="8.275cm">
          <draw:text-box>
            <text:p><text:span text:style-name="T1">S</text:span></text:p>
          </draw:text-box>
        </draw:frame>
        <draw:frame draw:style-name="gr6" draw:text-style-name="P3" draw:layer="layout" svg:width="0.807cm" svg:height="0.725cm" svg:x="14.582cm" svg:y="5.528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labos Blebe</meta:initial-creator>
    <meta:creation-date>2010-08-19T02:58:59</meta:creation-date>
    <dc:date>2010-08-19T09:57:25</dc:date>
    <dc:creator>Blabos Blebe</dc:creator>
    <meta:editing-duration>PT05H38M48S</meta:editing-duration>
    <meta:editing-cycles>2</meta:editing-cycles>
    <meta:generator>OpenOffice.org/3.2$Linux OpenOffice.org_project/320m12$Build-9483</meta:generator>
    <meta:document-statistic meta:object-count="61"/>
  </office:meta>
</office:document-meta>
</file>